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Soru 1</text:span></text:p>
      <text:p text:style-name="P1"><text:span text:style-name="Source_20_Text">sayi = 10</text:span></text:p>
      <text:p text:style-name="P2"/>
      <text:p text:style-name="P2"><text:span text:style-name="Source_20_Text">if sayi &gt; 5</text:span></text:p>
      <text:p text:style-name="P2"><text:span text:style-name="Source_20_Text"><text:s text:c="4"/>if sayi &lt; 20:</text:span></text:p>
      <text:p text:style-name="P3"><text:span text:style-name="Source_20_Text"><text:s text:c="4"/>print("Aralıkta")</text:span></text:p>
      <text:p text:style-name="Text_20_body"/>
      <text:p text:style-name="Text_20_body"><text:span text:style-name="Strong_20_Emphasis">Soru 2</text:span></text:p>
      <text:p text:style-name="P1"><text:span text:style-name="Source_20_Text">yas = 17</text:span></text:p>
      <text:p text:style-name="P2"><text:span text:style-name="Source_20_Text">ehliyet = True</text:span></text:p>
      <text:p text:style-name="P2"/>
      <text:p text:style-name="P2"><text:span text:style-name="Source_20_Text">if yas &gt;= 18</text:span></text:p>
      <text:p text:style-name="P2"><text:span text:style-name="Source_20_Text"><text:s text:c="4"/>if ehliyet == True:</text:span></text:p>
      <text:p text:style-name="P3"><text:span text:style-name="Source_20_Text"><text:s text:c="4"/>print("Araç kullanabilir")</text:span></text:p>
      <text:p text:style-name="Text_20_body"/>
      <text:p text:style-name="Text_20_body"><text:span text:style-name="Strong_20_Emphasis">Soru 3</text:span></text:p>
      <text:p text:style-name="P1"><text:span text:style-name="Source_20_Text">sinav = 70</text:span></text:p>
      <text:p text:style-name="P2"><text:span text:style-name="Source_20_Text">proje = 60</text:span></text:p>
      <text:p text:style-name="P2"/>
      <text:p text:style-name="P2"><text:span text:style-name="Source_20_Text">if sinav &gt;= 50:</text:span></text:p>
      <text:p text:style-name="P2"><text:span text:style-name="Source_20_Text">if proje &gt;= 70</text:span></text:p>
      <text:p text:style-name="P3"><text:span text:style-name="Source_20_Text"><text:s text:c="4"/>print("Geçti")</text:span></text:p>
      <text:p text:style-name="Text_20_body"/>
      <text:p text:style-name="Text_20_body"><text:span text:style-name="Strong_20_Emphasis">Soru 4</text:span></text:p>
      <text:p text:style-name="P1"><text:span text:style-name="Source_20_Text">kullanici = "user"</text:span></text:p>
      <text:p text:style-name="P2"><text:span text:style-name="Source_20_Text">sifre = "abc"</text:span></text:p>
      <text:p text:style-name="P2"/>
      <text:p text:style-name="P2"><text:span text:style-name="Source_20_Text">if kullanici = "user":</text:span></text:p>
      <text:p text:style-name="P2"><text:span text:style-name="Source_20_Text"><text:s text:c="4"/>if sifre == "abc":</text:span></text:p>
      <text:p text:style-name="P3"><text:span text:style-name="Source_20_Text"><text:s text:c="4"/>print("Hoşgeldiniz")</text:span></text:p>
      <text:p text:style-name="Text_20_body"/>
      <text:p text:style-name="Text_20_body"><text:span text:style-name="Strong_20_Emphasis">Soru 5</text:span></text:p>
      <text:p text:style-name="P1"><text:span text:style-name="Source_20_Text">sicaklik = 22</text:span></text:p>
      <text:p text:style-name="P2"><text:span text:style-name="Source_20_Text">yagmur = False</text:span></text:p>
      <text:p text:style-name="P2"/>
      <text:p text:style-name="P2"><text:span text:style-name="Source_20_Text">if sicaklik &gt; 20</text:span></text:p>
      <text:p text:style-name="P2"><text:span text:style-name="Source_20_Text"><text:s text:c="4"/>if yagmur == False</text:span></text:p>
      <text:p text:style-name="P3"><text:span text:style-name="Source_20_Text"><text:s text:c="8"/>print("Dışarı çıkabilirsiniz")</text:span></text:p>
      <text:p text:style-name="Text_20_body"/>
      <text:p text:style-name="Text_20_body"><text:span text:style-name="Strong_20_Emphasis">Soru 6</text:span></text:p>
      <text:p text:style-name="P1"><text:span text:style-name="Source_20_Text">stok = 0</text:span></text:p>
      <text:p text:style-name="P2"><text:span text:style-name="Source_20_Text">siparis = 3</text:span></text:p>
      <text:p text:style-name="P2"/>
      <text:p text:style-name="P2"><text:span text:style-name="Source_20_Text">if stok &gt; 0:</text:span></text:p>
      <text:p text:style-name="P2"><text:span text:style-name="Source_20_Text">if stok &gt;= siparis:</text:span></text:p>
      <text:p text:style-name="P3"><text:span text:style-name="Source_20_Text">print("Sipariş onaylandı")</text:span></text:p>
      <text:p text:style-name="Text_20_body"><text:soft-page-break/></text:p>
      <text:p text:style-name="Text_20_body"><text:span text:style-name="Strong_20_Emphasis">Soru 7</text:span></text:p>
      <text:p text:style-name="P1"><text:span text:style-name="Source_20_Text">renk = "mavi"</text:span></text:p>
      <text:p text:style-name="P2"/>
      <text:p text:style-name="P2"><text:span text:style-name="Source_20_Text">if renk == "kırmızı":</text:span></text:p>
      <text:p text:style-name="P2"><text:span text:style-name="Source_20_Text"><text:s text:c="4"/>if "a" in renk</text:span></text:p>
      <text:p text:style-name="P3"><text:span text:style-name="Source_20_Text"><text:s text:c="4"/>print("Renk uygun")</text:span></text:p>
      <text:p text:style-name="Text_20_body"/>
      <text:p text:style-name="Text_20_body"><text:span text:style-name="Strong_20_Emphasis">Soru 8</text:span></text:p>
      <text:p text:style-name="P1"><text:span text:style-name="Source_20_Text">sayi = 8</text:span></text:p>
      <text:p text:style-name="P2"/>
      <text:p text:style-name="P2"><text:span text:style-name="Source_20_Text">if sayi &gt; 0:</text:span></text:p>
      <text:p text:style-name="P2"><text:span text:style-name="Source_20_Text">if sayi % 2 == 0</text:span></text:p>
      <text:p text:style-name="P3"><text:span text:style-name="Source_20_Text">print("Pozitif ve çift")</text:span></text:p>
      <text:p text:style-name="Text_20_body"/>
      <text:p text:style-name="Text_20_body"><text:span text:style-name="Strong_20_Emphasis">Soru 9</text:span></text:p>
      <text:p text:style-name="P1"><text:span text:style-name="Source_20_Text">ogrenci = True</text:span></text:p>
      <text:p text:style-name="P2"><text:span text:style-name="Source_20_Text">notu = 90</text:span></text:p>
      <text:p text:style-name="P2"/>
      <text:p text:style-name="P2"><text:span text:style-name="Source_20_Text">if ogrenci == True</text:span></text:p>
      <text:p text:style-name="P2"><text:span text:style-name="Source_20_Text"><text:s text:c="4"/>if notu &gt; 85:</text:span></text:p>
      <text:p text:style-name="P3"><text:span text:style-name="Source_20_Text"><text:s text:c="4"/>print("Tebrikler")</text:span></text:p>
      <text:p text:style-name="Text_20_body"/>
      <text:p text:style-name="Text_20_body"><text:span text:style-name="Strong_20_Emphasis">Soru 10</text:span></text:p>
      <text:p text:style-name="P1"><text:span text:style-name="Source_20_Text">hiz = 75</text:span></text:p>
      <text:p text:style-name="P2"><text:span text:style-name="Source_20_Text">limit = 70</text:span></text:p>
      <text:p text:style-name="P2"/>
      <text:p text:style-name="P2"><text:span text:style-name="Source_20_Text">if hiz &gt; limit:</text:span></text:p>
      <text:p text:style-name="P2"><text:span text:style-name="Source_20_Text">if hiz &lt; 90</text:span></text:p>
      <text:p text:style-name="P3"><text:span text:style-name="Source_20_Text">print("Hız biraz fazla")</text:span></text:p>
      <text:p text:style-name="Text_20_body"/>
      <text:p text:style-name="Text_20_body"><text:span text:style-name="Strong_20_Emphasis">Soru 11</text:span></text:p>
      <text:p text:style-name="P1"><text:span text:style-name="Source_20_Text">gun = "Pazar"</text:span></text:p>
      <text:p text:style-name="P2"><text:span text:style-name="Source_20_Text">hava = "güneşli"</text:span></text:p>
      <text:p text:style-name="P2"/>
      <text:p text:style-name="P2"><text:span text:style-name="Source_20_Text">if gun == "Pazar":</text:span></text:p>
      <text:p text:style-name="P2"><text:span text:style-name="Source_20_Text">if hava == "güneşli"</text:span></text:p>
      <text:p text:style-name="P3"><text:span text:style-name="Source_20_Text">print("Pikniğe gidebilirsiniz")</text:span></text:p>
      <text:p text:style-name="Text_20_body"/>
      <text:p text:style-name="Text_20_body"><text:span text:style-name="Strong_20_Emphasis">Soru 12</text:span></text:p>
      <text:p text:style-name="P1"><text:span text:style-name="Source_20_Text">sifre = "12345"</text:span></text:p>
      <text:p text:style-name="P2"/>
      <text:p text:style-name="P2"><text:span text:style-name="Source_20_Text">if len(sifre) &gt;= 6</text:span></text:p>
      <text:p text:style-name="P2"><text:span text:style-name="Source_20_Text">if "1" in sifre:</text:span></text:p>
      <text:p text:style-name="P3"><text:span text:style-name="Source_20_Text">print("Geçerli şifre")</text:span></text:p>
      <text:p text:style-name="Text_20_body"><text:soft-page-break/></text:p>
      <text:p text:style-name="Text_20_body"><text:span text:style-name="Strong_20_Emphasis">Soru 13</text:span></text:p>
      <text:p text:style-name="P1"><text:span text:style-name="Source_20_Text">sicaklik = 30</text:span></text:p>
      <text:p text:style-name="P2"><text:span text:style-name="Source_20_Text">nem = 60</text:span></text:p>
      <text:p text:style-name="P2"/>
      <text:p text:style-name="P2"><text:span text:style-name="Source_20_Text">if sicaklik &gt; 25:</text:span></text:p>
      <text:p text:style-name="P2"><text:span text:style-name="Source_20_Text">if nem &lt; 50</text:span></text:p>
      <text:p text:style-name="P3"><text:span text:style-name="Source_20_Text">print("Serinletme açıldı")</text:span></text:p>
      <text:p text:style-name="Text_20_body"/>
      <text:p text:style-name="Text_20_body"><text:span text:style-name="Strong_20_Emphasis">Soru 14</text:span></text:p>
      <text:p text:style-name="P1"><text:span text:style-name="Source_20_Text">gun = "Cuma"</text:span></text:p>
      <text:p text:style-name="P2"><text:span text:style-name="Source_20_Text">saat = 14</text:span></text:p>
      <text:p text:style-name="P2"/>
      <text:p text:style-name="P2"><text:span text:style-name="Source_20_Text">if gun == "Cuma"</text:span></text:p>
      <text:p text:style-name="P2"><text:span text:style-name="Source_20_Text">if saat &gt;= 13:</text:span></text:p>
      <text:p text:style-name="P3"><text:span text:style-name="Source_20_Text">print("Toplantı başladı")</text:span></text:p>
      <text:p text:style-name="Text_20_body"/>
      <text:p text:style-name="Text_20_body"><text:span text:style-name="Strong_20_Emphasis">Soru 15</text:span></text:p>
      <text:p text:style-name="P1"><text:span text:style-name="Source_20_Text">sayi = 7</text:span></text:p>
      <text:p text:style-name="P2"/>
      <text:p text:style-name="P2"><text:span text:style-name="Source_20_Text">if sayi &gt; 0:</text:span></text:p>
      <text:p text:style-name="P2"><text:span text:style-name="Source_20_Text">if sayi % 2 == 1</text:span></text:p>
      <text:p text:style-name="P3"><text:span text:style-name="Source_20_Text">print("Pozitif ve tek sayı")</text:span></text:p>
      <text:p text:style-name="Text_20_body"/>
      <text:p text:style-name="Text_20_body"><text:span text:style-name="Strong_20_Emphasis">Soru 16</text:span></text:p>
      <text:p text:style-name="P1"><text:span text:style-name="Source_20_Text">benzin = 5</text:span></text:p>
      <text:p text:style-name="P2"><text:span text:style-name="Source_20_Text">limit = 3</text:span></text:p>
      <text:p text:style-name="P2"/>
      <text:p text:style-name="P2"><text:span text:style-name="Source_20_Text">if benzin &gt; limit:</text:span></text:p>
      <text:p text:style-name="P2"><text:span text:style-name="Source_20_Text">if benzin &lt; 10</text:span></text:p>
      <text:p text:style-name="P3"><text:span text:style-name="Source_20_Text">print("Depo yeterli")</text:span></text:p>
      <text:p text:style-name="Text_20_body"/>
      <text:p text:style-name="Text_20_body"><text:span text:style-name="Strong_20_Emphasis">Soru 17</text:span></text:p>
      <text:p text:style-name="P1"><text:span text:style-name="Source_20_Text">mat = 60</text:span></text:p>
      <text:p text:style-name="P2"><text:span text:style-name="Source_20_Text">fen = 70</text:span></text:p>
      <text:p text:style-name="P2"/>
      <text:p text:style-name="P2"><text:span text:style-name="Source_20_Text">if mat &gt;= 50:</text:span></text:p>
      <text:p text:style-name="P2"><text:span text:style-name="Source_20_Text">if fen &gt;= 50:</text:span></text:p>
      <text:p text:style-name="P3"><text:span text:style-name="Source_20_Text">print("Geçti")</text:span></text:p>
      <text:p text:style-name="Text_20_body"/>
      <text:p text:style-name="Text_20_body"><text:span text:style-name="Strong_20_Emphasis">Soru 18</text:span></text:p>
      <text:p text:style-name="P1"><text:span text:style-name="Source_20_Text">tatil = True</text:span></text:p>
      <text:p text:style-name="P2"><text:span text:style-name="Source_20_Text">hava = "yağmur"</text:span></text:p>
      <text:p text:style-name="P2"/>
      <text:p text:style-name="P2"><text:span text:style-name="Source_20_Text">if tatil == True</text:span></text:p>
      <text:p text:style-name="P2"><text:soft-page-break/><text:span text:style-name="Source_20_Text">if hava != "yağmur"</text:span></text:p>
      <text:p text:style-name="P3"><text:span text:style-name="Source_20_Text">print("Dışarı çık")</text:span></text:p>
      <text:p text:style-name="Text_20_body"/>
      <text:p text:style-name="Text_20_body"><text:span text:style-name="Strong_20_Emphasis">Soru 19</text:span></text:p>
      <text:p text:style-name="P1"><text:span text:style-name="Source_20_Text">para = 100</text:span></text:p>
      <text:p text:style-name="P2"><text:span text:style-name="Source_20_Text">fiyat = 120</text:span></text:p>
      <text:p text:style-name="P2"/>
      <text:p text:style-name="P2"><text:span text:style-name="Source_20_Text">if para &gt;= fiyat:</text:span></text:p>
      <text:p text:style-name="P2"><text:span text:style-name="Source_20_Text">if fiyat &lt; 150</text:span></text:p>
      <text:p text:style-name="P3"><text:span text:style-name="Source_20_Text">print("Alışveriş yapılabilir")</text:span></text:p>
      <text:p text:style-name="Text_20_body"/>
      <text:p text:style-name="Text_20_body"><text:span text:style-name="Strong_20_Emphasis">Soru 20</text:span></text:p>
      <text:p text:style-name="P1"><text:span text:style-name="Source_20_Text">rol = "admin"</text:span></text:p>
      <text:p text:style-name="P2"><text:span text:style-name="Source_20_Text">aktif = True</text:span></text:p>
      <text:p text:style-name="P2"/>
      <text:p text:style-name="P2"><text:span text:style-name="Source_20_Text">if rol == "admin":</text:span></text:p>
      <text:p text:style-name="P2"><text:span text:style-name="Source_20_Text">if aktif = True</text:span></text:p>
      <text:p text:style-name="P3"><text:span text:style-name="Source_20_Text">print("Admin paneline giriş")</text:span></text:p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0:37:46.533267527</meta:creation-date>
    <dc:date>2025-12-02T10:39:04.846876746</dc:date>
    <meta:editing-duration>PT1M18S</meta:editing-duration>
    <meta:editing-cycles>1</meta:editing-cycles>
    <meta:document-statistic meta:table-count="0" meta:image-count="0" meta:object-count="0" meta:page-count="4" meta:paragraph-count="115" meta:word-count="349" meta:character-count="1666" meta:non-whitespace-character-count="1376"/>
    <meta:generator>LibreOffice/25.8.2.2$Linux_X86_64 LibreOffice_project/d401f2107ccab8f924a8e2df40f573aab7605b6f</meta:generator>
  </office:meta>
</office:document-meta>
</file>